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5">6Prep 4 X<text:tab/>5</text:p>
          <text:p text:style-name="P5">7Add JRE<text:tab/>6</text:p>
          <text:p text:style-name="P5">8Links<text:tab/>7</text:p>
          <text:p text:style-name="P4">8.1alarm<text:tab/>7</text:p>
          <text:p text:style-name="P4">8.2Liberica jre<text:tab/>7</text:p>
          <text:p text:style-name="P4">8.3Azul Zulu<text:tab/>7</text:p>
          <text:p text:style-name="P4">8.4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</text:p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<text:soft-page-break/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6T18:32:38.24</dc:date>
    <meta:editing-duration>P1DT3H27M4S</meta:editing-duration>
    <meta:editing-cycles>67</meta:editing-cycles>
    <meta:generator>OpenOffice/4.1.5$Win32 OpenOffice.org_project/415m1$Build-9789</meta:generator>
    <meta:document-statistic meta:table-count="0" meta:image-count="0" meta:object-count="0" meta:page-count="7" meta:paragraph-count="193" meta:word-count="790" meta:character-count="5424"/>
  </office:meta>
</office:document-meta>
</file>